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190aa" officeooo:paragraph-rsid="000190aa" style:font-name-asian="Times New Roman" style:font-name-complex="Times New Roman" style:language-complex="ar" style:country-complex="SA"/>
    </style:style>
    <style:style style:name="P2" style:family="paragraph" style:parent-style-name="Standard">
      <style:paragraph-properties style:vertical-align="auto"/>
      <style:text-properties style:font-name="Times New Roman" officeooo:rsid="000190aa" officeooo:paragraph-rsid="000190aa" style:font-name-asian="Times New Roman" style:font-name-complex="Times New Roman" style:language-complex="ar" style:country-complex="SA"/>
    </style:style>
    <style:style style:name="P3" style:family="paragraph" style:parent-style-name="Standard">
      <style:text-properties style:font-name="Times New Roman" officeooo:rsid="000223e6" officeooo:paragraph-rsid="000223e6" style:font-name-asian="Times New Roman" style:font-name-complex="Times New Roman" style:language-complex="ar" style:country-complex="SA"/>
    </style:style>
    <style:style style:name="P4" style:family="paragraph" style:parent-style-name="Standard">
      <style:text-properties style:font-name="Times New Roman" officeooo:rsid="000223e6" officeooo:paragraph-rsid="000814ab" style:font-name-asian="Times New Roman" style:font-name-complex="Times New Roman" style:language-complex="ar" style:country-complex="SA"/>
    </style:style>
    <style:style style:name="P5" style:family="paragraph" style:parent-style-name="Standard">
      <style:text-properties style:font-name="Times New Roman" officeooo:rsid="0009001b" officeooo:paragraph-rsid="0009001b" style:font-name-asian="Times New Roman" style:font-name-complex="Times New Roman" style:language-complex="ar" style:country-complex="SA"/>
    </style:style>
    <style:style style:name="P6" style:family="paragraph" style:parent-style-name="Standard">
      <style:text-properties style:font-name="Times New Roman" officeooo:rsid="00067b16" officeooo:paragraph-rsid="000190aa" style:font-name-asian="Times New Roman" style:font-name-complex="Times New Roman" style:language-complex="ar" style:country-complex="SA"/>
    </style:style>
    <style:style style:name="P7" style:family="paragraph" style:parent-style-name="Standard">
      <style:text-properties officeooo:paragraph-rsid="00067b16"/>
    </style:style>
    <style:style style:name="P8" style:family="paragraph" style:parent-style-name="Standard">
      <style:text-properties fo:font-weight="bold" officeooo:rsid="00025e90" officeooo:paragraph-rsid="00067b16" style:font-weight-asian="bold"/>
    </style:style>
    <style:style style:name="P9" style:family="paragraph" style:parent-style-name="Standard">
      <style:text-properties style:font-name="Courier New" officeooo:rsid="0009001b" officeooo:paragraph-rsid="0009001b" style:font-name-asian="Times New Roman" style:font-name-complex="Times New Roman" style:language-complex="ar" style:country-complex="SA"/>
    </style:style>
    <style:style style:name="P10" style:family="paragraph" style:parent-style-name="Standard">
      <style:text-properties style:font-name="Courier New" officeooo:rsid="000c0fd1" officeooo:paragraph-rsid="000c0fd1" style:font-name-asian="Times New Roman" style:font-name-complex="Times New Roman" style:language-complex="ar" style:country-complex="SA"/>
    </style:style>
    <style:style style:name="P11" style:family="paragraph" style:parent-style-name="Standard">
      <style:paragraph-properties fo:margin-left="0.5in" fo:margin-right="0in" fo:text-indent="0in" style:auto-text-indent="false">
        <style:tab-stops/>
      </style:paragraph-properties>
      <style:text-properties fo:font-weight="bold" style:font-weight-asian="bold"/>
    </style:style>
    <style:style style:name="P12" style:family="paragraph" style:parent-style-name="Heading" style:master-page-name="MP0">
      <style:paragraph-properties style:page-number="auto" fo:break-before="page"/>
    </style:style>
    <style:style style:name="P13" style:family="paragraph" style:parent-style-name="Standard" style:list-style-name="WW8Num17">
      <style:text-properties officeooo:paragraph-rsid="000190aa"/>
    </style:style>
    <style:style style:name="P14" style:family="paragraph" style:parent-style-name="Standard" style:list-style-name="WW8Num17">
      <style:paragraph-properties style:vertical-align="auto"/>
      <style:text-properties style:font-name="Times New Roman" officeooo:rsid="00067b16" officeooo:paragraph-rsid="000190aa" style:font-name-asian="Times New Roman" style:font-name-complex="Times New Roman" style:language-complex="ar" style:country-complex="SA"/>
    </style:style>
    <style:style style:name="P15" style:family="paragraph" style:parent-style-name="Standard" style:list-style-name="WW8Num17">
      <style:text-properties style:font-name="Times New Roman" officeooo:rsid="000190aa" officeooo:paragraph-rsid="000190aa" style:font-name-asian="Times New Roman" style:font-name-complex="Times New Roman" style:language-complex="ar" style:country-complex="SA"/>
    </style:style>
    <style:style style:name="P16" style:family="paragraph" style:parent-style-name="Standard" style:list-style-name="WW8Num17">
      <style:text-properties style:font-name="Times New Roman" officeooo:rsid="000223e6" officeooo:paragraph-rsid="000223e6" style:font-name-asian="Times New Roman" style:font-name-complex="Times New Roman" style:language-complex="ar" style:country-complex="SA"/>
    </style:style>
    <style:style style:name="P17" style:family="paragraph" style:parent-style-name="Standard" style:list-style-name="WW8Num17">
      <style:text-properties style:font-name="Times New Roman" officeooo:rsid="000223e6" officeooo:paragraph-rsid="000814ab" style:font-name-asian="Times New Roman" style:font-name-complex="Times New Roman" style:language-complex="ar" style:country-complex="SA"/>
    </style:style>
    <style:style style:name="P18" style:family="paragraph" style:parent-style-name="Standard" style:list-style-name="WW8Num17">
      <style:text-properties style:font-name="Times New Roman" officeooo:rsid="0009001b" officeooo:paragraph-rsid="0009001b" style:font-name-asian="Times New Roman" style:font-name-complex="Times New Roman" style:language-complex="ar" style:country-complex="SA"/>
    </style:style>
    <style:style style:name="P19" style:family="paragraph" style:parent-style-name="Standard">
      <style:text-properties style:font-name="Times New Roman" officeooo:rsid="000ecae9" officeooo:paragraph-rsid="0009001b" style:font-name-asian="Times New Roman" style:font-name-complex="Times New Roman" style:language-complex="ar" style:country-complex="SA"/>
    </style:style>
    <style:style style:name="T1" style:family="text">
      <style:text-properties style:font-name="Times New Roman" officeooo:rsid="000190aa" style:font-name-asian="Times New Roman" style:font-name-complex="Times New Roman" style:language-complex="ar" style:country-complex="SA"/>
    </style:style>
    <style:style style:name="T2" style:family="text">
      <style:text-properties style:font-name="Times New Roman" officeooo:rsid="00067b16" style:font-name-asian="Times New Roman" style:font-name-complex="Times New Roman" style:language-complex="ar" style:country-complex="SA"/>
    </style:style>
    <style:style style:name="T3" style:family="text">
      <style:text-properties style:font-name="Times New Roman" fo:font-weight="bold" officeooo:rsid="000ecae9" style:font-name-asian="Times New Roman" style:font-weight-asian="bold" style:font-name-complex="Times New Roman" style:language-complex="ar" style:country-complex="SA" style:font-weight-complex="bold"/>
    </style:style>
    <style:style style:name="T4" style:family="text">
      <style:text-properties officeooo:rsid="00034969"/>
    </style:style>
    <style:style style:name="T5" style:family="text">
      <style:text-properties officeooo:rsid="0032979d"/>
    </style:style>
    <style:style style:name="T6" style:family="text">
      <style:text-properties officeooo:rsid="00278290"/>
    </style:style>
    <style:style style:name="T7" style:family="text">
      <style:text-properties officeooo:rsid="0006f224"/>
    </style:style>
    <style:style style:name="T8" style:family="text">
      <style:text-properties officeooo:rsid="000814ab"/>
    </style:style>
    <style:style style:name="T9" style:family="text">
      <style:text-properties officeooo:rsid="0009001b"/>
    </style:style>
    <style:style style:name="T10" style:family="text">
      <style:text-properties officeooo:rsid="000a1355"/>
    </style:style>
    <style:style style:name="T11" style:family="text">
      <style:text-properties officeooo:rsid="000c0fd1"/>
    </style:style>
    <style:style style:name="T12" style:family="text">
      <style:text-properties officeooo:rsid="000d07e7"/>
    </style:style>
    <style:style style:name="T13" style:family="text">
      <style:text-properties officeooo:rsid="000ecae9"/>
    </style:style>
    <style:style style:name="T14" style:family="text">
      <style:text-properties officeooo:rsid="000f3a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S 2420 Python <text:span text:style-name="T3">Spring</text:span> 202<text:span text:style-name="T13">3</text:span> <text:span text:style-name="T4">Test 2</text:span></text:p>
      <text:p text:style-name="Heading"/>
      <text:p text:style-name="P7">Name:_______________________ <text:s text:c="3"/></text:p>
      <text:p text:style-name="P7"/>
      <text:p text:style-name="P7"><text:span text:style-name="T5">1</text:span>00 Points. <text:span text:style-name="T12">10 points each. </text:span><text:span text:style-name="T5">C</text:span>losed book and notes. <text:s/><text:span text:style-name="T6">No calculator, computer, people, etc.</text:span></text:p>
      <text:p text:style-name="P8"/>
      <text:list xml:id="list3244175507" text:style-name="WW8Num17">
        <text:list-item text:start-value="1">
          <text:p text:style-name="P14">Part A. Describe the meaning of the problems in the NP category. Part B. What would it mean if someone were to successfully solve one of the NP-Complete category problems in polynomial time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10438384575699" text:continue-numbering="true" text:style-name="WW8Num17">
        <text:list-item>
          <text:p text:style-name="P13"><text:span text:style-name="T1">Convert </text:span><text:span text:style-name="T2">this</text:span><text:span text:style-name="T1"> expression from infix to postfix: </text:span><text:span text:style-name="T2">1 + 2 / (3 * 4 – (5 + 6 / 7) + 8) – 9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10438991958243" text:continue-numbering="true" text:style-name="WW8Num17">
        <text:list-item>
          <text:p text:style-name="P15">Evaluate <text:span text:style-name="T7">this</text:span> postfix expression: <text:span text:style-name="T7">3 5 + 7 4 - * 2 3 * / 9 1 - /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10437235192018" text:continue-numbering="true" text:style-name="WW8Num17">
        <text:list-item>
          <text:p text:style-name="P16">Insert <text:span text:style-name="T8">these letters</text:span> into <text:span text:style-name="T8">a </text:span>BST: “<text:span text:style-name="T8">computers are fun”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10437548548150" text:continue-numbering="true" text:style-name="WW8Num17">
        <text:list-item>
          <text:p text:style-name="P16">Delete <text:span text:style-name="T8">the “c” and the “u” from the previous BST, in that order.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10438092393291" text:continue-numbering="true" text:style-name="WW8Num17">
        <text:list-item>
          <text:p text:style-name="P17"><text:soft-page-break/>Insert <text:span text:style-name="T8">these letters into a </text:span>2-3 tree: “<text:span text:style-name="T8">computers are fun”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10438259681780" text:continue-numbering="true" text:style-name="WW8Num17">
        <text:list-item>
          <text:p text:style-name="P16">Delete <text:span text:style-name="T9">the “p” and the “u” from the previous 2-3 tree, in that order.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10437034757625" text:continue-numbering="true" text:style-name="WW8Num17">
        <text:list-item>
          <text:p text:style-name="P18">When using the AVL tree strategy, what is the desired outcome?</text:p>
        </text:list-item>
      </text:list>
      <text:p text:style-name="P5"><text:tab/><text:tab/><text:span text:style-name="T13">A. Full tree</text:span></text:p>
      <text:p text:style-name="P5"><text:tab/><text:tab/><text:span text:style-name="T13">B. Complete tree</text:span></text:p>
      <text:p text:style-name="P19"><text:tab/><text:tab/>C. Balanced tree</text:p>
      <text:p text:style-name="P5"><text:tab/><text:tab/><text:span text:style-name="T13">D. All Values Less</text:span></text:p>
      <text:p text:style-name="P5"/>
      <text:p text:style-name="P5"/>
      <text:list xml:id="list110437196730809" text:continue-numbering="true" text:style-name="WW8Num17">
        <text:list-item>
          <text:p text:style-name="P18">Write code for the Linked List Traverse Method. <text:span text:style-name="T11">Assume there is a class variable called self.mFirst</text:span></text:p>
        </text:list-item>
      </text:list>
      <text:p text:style-name="P9"><text:tab/><text:span text:style-name="T11">def Traverse(self, callback, </text:span><text:span text:style-name="T14">data</text:span><text:span text:style-name="T11">):</text:span></text:p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10437514270928" text:continue-numbering="true" text:style-name="WW8Num17">
        <text:list-item>
          <text:p text:style-name="P18">Write code for the BST Traverse method <text:span text:style-name="T10">and its recursive counterpart</text:span>. <text:span text:style-name="T11">Assume there is a class variable called self.mRoot.</text:span></text:p>
        </text:list-item>
      </text:list>
      <text:p text:style-name="P10"><text:tab/>def Traverse(self, callback, <text:span text:style-name="T14">data</text:span>):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hyphenation-ladder-count="no-limit"/>
      <style:text-properties fo:font-size="28pt" style:font-size-asian="28pt" style:font-size-complex="28pt"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hyphenation-ladder-count="no-limit"/>
      <style:text-properties fo:font-size="18pt" style:font-size-asian="18pt" style:font-size-complex="18pt" fo:hyphenate="false" loext:hyphenation-no-caps="false"/>
    </style:style>
    <style:style style:name="Default_20_Paragraph_20_Font" style:display-name="Default Paragraph Font" style:family="text"/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_5f_CharLFO17LVL1" style:display-name="WW_CharLFO17LVL1" style:family="text">
      <style:text-properties fo:font-weight="normal" style:font-weight-asian="normal" style:font-weight-complex="bold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 text:start-value="1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 text:start-value="2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1" text:start-value="19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_5f_CharLFO17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start-value="1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title>CS2020 Fall 2001 Test 1</dc:title>
    <meta:initial-creator>Bart Stander</meta:initial-creator>
    <meta:creation-date>2021-10-04T21:18:00Z</meta:creation-date>
    <dc:date>2023-04-03T11:04:36.662000000</dc:date>
    <meta:print-date>2021-10-04T22:10:00Z</meta:print-date>
    <meta:editing-cycles>18</meta:editing-cycles>
    <meta:editing-duration>PT1H17M16S</meta:editing-duration>
    <meta:document-statistic meta:table-count="0" meta:image-count="0" meta:object-count="0" meta:page-count="2" meta:paragraph-count="19" meta:word-count="219" meta:character-count="1178" meta:non-whitespace-character-count="971"/>
    <meta:template xlink:type="simple" xlink:actuate="onRequest" xlink:title="" xlink:href="../../../../../2022.08.22.UDrive/Tests/CS2420PythonFall2021Test1.odt/Normal.dotm"/>
  </office:meta>
</office:document-meta>
</file>